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5E0000005E513A4C71.png" manifest:media-type=""/>
  <manifest:file-entry manifest:full-path="Pictures/10000000000001F4000001F4CD56627D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2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ffffff" draw:fill-image-name="Bitmape_20_2" draw:fill-image-width="0cm" draw:fill-image-height="0cm" style:repeat="repeat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visible" draw:shadow-offset-x="0.3cm" draw:shadow-offset-y="0.3cm" draw:shadow-color="#868686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5cm" fo:min-width="6.2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family="'WenQuanYi Zen Hei Mono'" style:font-pitch="variable" fo:font-size="88pt" fo:font-style="normal" fo:text-shadow="1pt 1pt" style:text-underline-style="none" fo:font-weight="bold" style:font-family-asian="'WenQuanYi Zen Hei Mono'" style:font-pitch-asian="variable" style:font-size-asian="88pt" style:font-style-asian="normal" style:font-weight-asian="bold" style:font-size-complex="88pt" style:font-style-complex="normal" style:font-weight-complex="bold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WenQuanYi Zen Hei Mono'" style:font-pitch="variable" fo:font-size="88pt" fo:font-style="normal" fo:text-shadow="1pt 1pt" style:text-underline-style="none" fo:font-weight="bold" style:font-family-asian="'WenQuanYi Zen Hei Mono'" style:font-pitch-asian="variable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51cm" svg:height="14.336cm" svg:x="2.905cm" svg:y="4.302cm">
          <draw:image xlink:href="Pictures/10000000000001F4000001F4CD56627D.jpg" xlink:type="simple" xlink:show="embed" xlink:actuate="onLoad">
            <text:p/>
          </draw:image>
        </draw:frame>
        <draw:custom-shape draw:style-name="gr2" draw:text-style-name="P3" draw:layer="layout" svg:width="10.668cm" svg:height="2.159cm" svg:x="5.064cm" svg:y="12.938cm">
          <text:p text:style-name="P2"><text:span text:style-name="T1">FreeQuant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59.9280143971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layer="layout" svg:width="0.502cm" svg:height="1.187cm" svg:x="11.541cm" svg:y="13.954cm">
          <draw:text-box>
            <text:p/>
          </draw:text-box>
        </draw:frame>
        <draw:custom-shape draw:style-name="gr4" draw:text-style-name="P3" draw:layer="layout" svg:width="10cm" svg:height="5cm" svg:x="3.54cm" svg:y="6.842cm">
          <text:p text:style-name="P2">自在</text:p>
          <text:p text:style-name="P2">宽客 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draw:frame draw:style-name="gr5" draw:text-style-name="P4" draw:layer="layout" svg:width="14.097cm" svg:height="4.445cm" svg:x="3.085cm" svg:y="9.075cm">
          <draw:text-box>
            <text:p><text:span text:style-name="T2">自在宽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0000000005E0000005E513A4C71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0093d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1-17T16:04:42</dc:date>
    <dc:creator>Alex Lee</dc:creator>
    <meta:generator>LibreOffice/4.0.4.2$Linux_X86_64 LibreOffice_project/400m0$Build-2</meta:generator>
    <meta:editing-duration>P0D</meta:editing-duration>
    <meta:editing-cycles>1</meta:editing-cycles>
    <meta:document-statistic meta:object-count="5"/>
  </office:meta>
</office:document-meta>
</file>